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3 cicli clock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h 1 (s)</text:p>
          </table:table-cell>
          <table:table-cell office:value-type="string">
            <text:p><text:s/>Ch 1 (Volts)</text:p>
          </table:table-cell>
          <table:table-cell office:value-type="string">
            <text:p><text:s/>Ch 2 (s)</text:p>
          </table:table-cell>
          <table:table-cell office:value-type="string">
            <text:p><text:s/>Ch 2 (Volts)</text:p>
          </table:table-cell>
        </table:table-row>
        <table:table-row table:style-name="ro1">
          <table:table-cell office:value-type="string">
            <text:p><text:s text:c="4"/>0.0000</text:p>
          </table:table-cell>
          <table:table-cell office:value-type="string">
            <text:p><text:s text:c="6"/>3.520</text:p>
          </table:table-cell>
          <table:table-cell office:value-type="string">
            <text:p><text:s text:c="5"/>0.00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0.0E-6</text:p>
          </table:table-cell>
          <table:table-cell office:value-type="string">
            <text:p><text:s text:c="6"/>3.520</text:p>
          </table:table-cell>
          <table:table-cell office:value-type="string">
            <text:p><text:s text:c="6"/>100.0E-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0.0E-6</text:p>
          </table:table-cell>
          <table:table-cell office:value-type="string">
            <text:p><text:s text:c="6"/>3.520</text:p>
          </table:table-cell>
          <table:table-cell office:value-type="string">
            <text:p><text:s text:c="6"/>200.0E-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0.0E-6</text:p>
          </table:table-cell>
          <table:table-cell office:value-type="string">
            <text:p><text:s text:c="6"/>3.440</text:p>
          </table:table-cell>
          <table:table-cell office:value-type="string">
            <text:p><text:s text:c="6"/>300.0E-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00.0E-6</text:p>
          </table:table-cell>
          <table:table-cell office:value-type="string">
            <text:p><text:s text:c="6"/>3.440</text:p>
          </table:table-cell>
          <table:table-cell office:value-type="string">
            <text:p><text:s text:c="6"/>400.0E-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0.0E-6</text:p>
          </table:table-cell>
          <table:table-cell office:value-type="string">
            <text:p><text:s text:c="6"/>3.440</text:p>
          </table:table-cell>
          <table:table-cell office:value-type="string">
            <text:p><text:s text:c="6"/>500.0E-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0.0E-6</text:p>
          </table:table-cell>
          <table:table-cell office:value-type="string">
            <text:p><text:s text:c="6"/>3.440</text:p>
          </table:table-cell>
          <table:table-cell office:value-type="string">
            <text:p><text:s text:c="6"/>600.0E-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00.0E-6</text:p>
          </table:table-cell>
          <table:table-cell office:value-type="string">
            <text:p><text:s text:c="6"/>3.440</text:p>
          </table:table-cell>
          <table:table-cell office:value-type="string">
            <text:p><text:s text:c="6"/>700.0E-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00.0E-6</text:p>
          </table:table-cell>
          <table:table-cell office:value-type="string">
            <text:p><text:s text:c="6"/>3.440</text:p>
          </table:table-cell>
          <table:table-cell office:value-type="string">
            <text:p><text:s text:c="6"/>800.0E-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00.0E-6</text:p>
          </table:table-cell>
          <table:table-cell office:value-type="string">
            <text:p><text:s text:c="6"/>3.520</text:p>
          </table:table-cell>
          <table:table-cell office:value-type="string">
            <text:p><text:s text:c="6"/>900.0E-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00.E-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00.E-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3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4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4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6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7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9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2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3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5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0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6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0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7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0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9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3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.9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.0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.2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.6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7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.7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8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.8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9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.9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.0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.0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.1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.1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.2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.2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.3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.3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.4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.4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.5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.5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.6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.6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.7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.7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.8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.8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.9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.9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.0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.0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.1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.1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.2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.2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.3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.3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.4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.4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.5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.5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.6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.6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.7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.7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.8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.8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.9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.9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.0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.0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.1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.1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.2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.2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.3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.3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.4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.4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.5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.5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.6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.6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.7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.7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.8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.8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.9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.9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.0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.0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.1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.1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.2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.2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.3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.3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.4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.4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.5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.5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.6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.6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.7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.7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.8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.8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.9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.9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.0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.0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.1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.1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9.2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.20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9.3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.3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9.4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.4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9.5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.5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9.6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.6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9.7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.7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9.8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.8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9.9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.9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0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0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1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0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2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0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3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0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4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0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.5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0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.6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0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7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0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8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0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.9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1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.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1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1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1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2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1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3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1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.4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1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5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1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6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1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7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1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.8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1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.9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2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.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2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.6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3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.9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3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.0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4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.10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16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.5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2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.1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5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5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5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5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5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5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5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5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5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5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5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5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6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6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6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6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7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7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7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7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7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7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7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7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7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7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7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7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8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8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8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8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8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8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8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8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8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8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8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8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9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9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9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9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9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9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9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9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9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9.6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9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9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9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0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0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0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0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1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1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1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1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1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1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1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1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1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1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1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1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1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1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1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1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1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1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1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1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2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2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2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2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2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2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2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2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2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2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2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2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2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2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3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3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3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3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3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3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3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4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4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.6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4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4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5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5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5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5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5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5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5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5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5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5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6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6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6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6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6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6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6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6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6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6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6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6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6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6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7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7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7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7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7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7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7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7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7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7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7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7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7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7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8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8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8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8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8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8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8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8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8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8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8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8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9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9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9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9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9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9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0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0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0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0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0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0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1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1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1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2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2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2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2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2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2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2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2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2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2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2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2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3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3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3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3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3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3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3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3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.60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43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.7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3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3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3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3.9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3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4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4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4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4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4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4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4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4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4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4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4.7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4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4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4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5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5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5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5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5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5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5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5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5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5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5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6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6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6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6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6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6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6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6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6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6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6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7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7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7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7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7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7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7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7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7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7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7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7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7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7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7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7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7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7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7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7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8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8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8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8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9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9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9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9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9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9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9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9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9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9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9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9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9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9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9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0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0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0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0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0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0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0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1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1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1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1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1.20E-3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51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1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1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1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1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1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1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1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1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2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2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2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2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2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2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2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2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2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2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2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2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2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3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3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3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3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3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3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3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3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3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3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3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3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3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3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3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3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3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3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3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3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4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4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4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4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4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4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4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4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4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4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4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4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4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5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5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5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5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5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5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5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5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5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5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5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5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5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5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5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6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6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6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6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6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6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6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6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6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6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6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6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6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7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7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7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7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7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7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7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7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7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7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7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7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7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7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7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8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8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8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8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8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8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8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8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8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8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9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9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9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9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9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9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9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0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0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0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0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0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0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0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0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0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0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0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0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0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1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1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1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1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1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1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1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1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1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2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2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2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2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2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2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2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2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2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2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3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3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3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3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3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3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3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3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3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3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3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3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4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4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4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4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4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4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4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4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4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4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4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5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5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5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5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5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6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6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6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6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6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6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6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6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6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6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6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6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6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6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6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6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6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6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6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6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7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7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7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7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7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7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7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7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7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7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7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7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8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8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8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8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8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8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8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8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8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8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8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8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8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9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9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9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9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0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0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0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0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0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0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0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0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0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0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0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0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0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1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1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1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1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1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1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1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1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1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1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1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1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2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2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2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2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2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2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2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2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2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2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2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3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3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3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3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3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3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3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3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3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3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3.5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73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3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3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3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3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3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3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3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3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4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4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4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4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4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4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4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4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4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4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4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4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4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4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5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5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5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5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5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5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5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5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5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5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5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5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5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5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5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6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6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6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6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7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7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7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7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8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8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8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8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8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8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8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8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8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8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8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.9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78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9.00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79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9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9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9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9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9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9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9.4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79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9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9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9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9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9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9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9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9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9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79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0.00E-3</text:p>
          </table:table-cell>
          <table:table-cell table:number-columns-repeated="2" office:value-type="string">
            <text:p><text:s text:c="6"/>80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0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0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0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0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0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0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0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0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0.5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80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0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0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0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0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0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0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0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0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1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1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1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1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1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1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1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1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1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1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1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1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1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1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1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1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1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1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1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1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2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2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2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2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2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2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2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2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2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2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2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2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2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3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3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3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3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3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3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3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3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3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3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3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3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3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4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4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4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4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4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4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4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4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4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4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4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4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4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4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5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5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5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5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5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5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5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5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5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5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5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5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5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5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5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6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6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6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6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6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6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6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6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6.7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6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.8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6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.9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7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7.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7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7.1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7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7.2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7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7.3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7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7.4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7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7.5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87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7.6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87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7.7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7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7.8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87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7.9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8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8.0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88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8.1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8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8.2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8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8.3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88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8.4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8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8.5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8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8.6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8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8.7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8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8.8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8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8.9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89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9.0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9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9.1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9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9.2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9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9.3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89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9.4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9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9.5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89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9.6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89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9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9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9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9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9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0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0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0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0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0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0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0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0.7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0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0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1.0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1.1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1.2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1.3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1.4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1.5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1.6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1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1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1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1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1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1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2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2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2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2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2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2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2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2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2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2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2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2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2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2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2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2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2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2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2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2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3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3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3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3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3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3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3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3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3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3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3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3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3.6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3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3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3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3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3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3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3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4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4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4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4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4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4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4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4.5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4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4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4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4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4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5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5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5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5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5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5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5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5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5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5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5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5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5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5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5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5.7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5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5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5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5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6.0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6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6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6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6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6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6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6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6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6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6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6.5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6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6.6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6.7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6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6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6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6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6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7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7.2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.3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7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7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.8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.9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8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8.0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8.1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8.1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8.2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8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8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8.3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8.4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8.4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8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8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8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8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8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8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8.8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8.8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8.9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8.9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9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9.0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9.1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9.1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9.2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9.2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9.3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9.3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9.4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9.4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9.5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9.5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9.6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9.6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9.7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9.7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9.8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9.8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9.9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9.9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0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0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0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0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0.3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00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0.4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100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0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0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0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0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0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0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0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0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0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1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1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1.1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01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1.2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0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1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1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1.4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101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1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1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1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1.7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01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1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1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1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1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2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2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2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2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2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2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2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2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2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2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2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2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2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2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2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2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3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3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3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3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3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3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3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3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3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3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3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3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3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3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3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3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3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3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3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4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4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4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4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4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4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4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4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4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4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4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4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4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4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4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4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4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5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5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5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5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5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5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5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5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5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5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5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5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5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5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5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6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6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6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6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6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6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6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6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6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6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6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6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6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6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6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6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7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7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7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7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7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7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7.4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07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7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7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7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7.7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107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7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7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7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7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8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8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8.2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08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8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8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8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8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8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8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8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8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8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08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8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8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9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9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9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9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9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9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9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9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9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9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9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9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9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9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9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09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09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09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09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0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0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0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0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0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0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0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0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0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0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0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0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0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0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0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0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0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0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1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1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1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1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1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1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1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1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1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1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1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1.7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11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1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1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1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1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2.1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12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2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2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2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2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2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2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2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2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2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2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2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2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1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2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2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3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3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3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3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3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3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3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3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3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3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3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3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3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3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3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3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3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3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4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4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4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4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4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4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4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4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4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4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4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4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4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4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4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4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4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5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5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5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5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5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5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5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5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5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5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5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5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5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5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5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6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6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6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6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6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6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6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6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6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6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6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6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6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6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6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6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7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7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7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7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7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7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7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7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7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7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7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7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7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7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7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7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7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8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8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8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8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8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8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8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8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8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8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8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8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8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8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9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9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9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9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9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9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9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9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9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9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9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9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19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9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9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19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19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19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0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0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0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0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0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0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0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0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0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0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0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0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0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0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0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0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0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0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1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1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1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1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1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1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1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1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1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1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1.6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12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1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1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1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1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1.9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21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2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2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2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2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2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2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2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2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2.5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22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2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2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2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2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2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2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3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3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3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3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3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3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3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3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3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3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3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3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3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3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3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3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3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3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4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4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4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4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4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4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4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4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4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4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4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4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4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4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4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4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4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5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5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5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5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5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5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5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5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5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5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5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6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6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6.3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26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6.4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26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6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6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6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6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6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6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6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6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26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7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7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7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7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7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7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7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7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7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7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7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7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7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7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7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7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7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8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8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8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8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8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8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8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8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8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8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8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8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8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8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8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8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9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9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9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9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9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9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9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9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9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9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9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9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9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29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29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9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9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29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29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0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0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0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0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0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0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0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0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0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0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0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0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0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0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0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0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0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0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1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1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1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1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1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1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1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1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1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1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1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1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1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1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1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1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1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2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2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2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2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2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2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2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2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2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2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2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2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2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2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2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2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3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3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3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3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3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3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3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3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3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3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3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3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3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3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3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3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3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3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4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4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4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4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4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4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4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4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4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4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4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4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4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4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4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4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4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5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5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5.3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135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5.4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35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5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5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5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5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5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5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5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5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5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6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6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6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6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6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6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6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6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6.6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36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6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6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6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6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6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6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7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7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7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7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7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7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7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7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7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7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7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7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7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7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7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7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7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8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8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8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8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8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8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8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8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8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8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8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8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8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38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9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39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9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9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9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9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9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9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9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9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9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9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9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9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9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39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9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39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39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0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0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0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0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0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0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0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0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0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0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1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1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1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1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1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1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1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1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1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1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1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1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1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1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1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1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1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1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1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2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2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2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2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2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2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2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2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2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2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2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2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2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2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2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2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3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3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3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3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3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3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3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3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3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3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3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3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3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3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3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3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3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3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3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4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4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4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4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4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4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4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4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4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4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4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4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4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4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4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4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4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5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5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5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5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5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5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5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5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5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5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5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5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5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5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5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5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5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6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6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6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6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6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6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6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6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6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6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6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6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6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6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6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7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7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7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7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7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7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7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7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7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7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7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7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7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7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7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7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7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7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8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8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8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8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8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8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8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8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8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8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8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8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8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8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8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9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49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9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49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9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9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9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9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9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9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9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9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9.6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4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9.7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4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49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9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49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49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0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0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0.2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50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0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0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0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0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0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0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0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0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0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0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0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0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0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1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1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1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1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1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1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1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1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1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1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1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1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1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1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1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1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1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1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1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2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2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2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2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2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2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2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2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2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2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2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2.7E-3</text:p>
          </table:table-cell>
          <table:table-cell office:value-type="string">
            <text:p><text:s text:c="6"/>4.880</text:p>
          </table:table-cell>
        </table:table-row>
        <table:table-row table:style-name="ro1">
          <table:table-cell office:value-type="string">
            <text:p><text:s text:c="5"/>152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2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2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3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3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3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3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3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3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3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3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3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3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3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3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3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3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3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3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3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3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4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4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4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4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4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4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4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4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4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5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5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5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5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5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5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5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5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5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5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5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5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5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5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5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6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6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6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6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6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6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6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6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6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6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6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6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6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6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6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6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7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7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7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7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7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7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7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7.5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5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7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7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7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7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7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7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7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7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8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8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8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5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8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8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8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8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8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8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8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8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8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8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8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8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8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9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9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9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9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9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9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9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9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9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9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9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59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9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9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9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59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9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59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59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0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0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0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0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0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0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0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0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0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0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0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0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0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0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0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0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0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1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1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1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1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1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1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1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1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1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1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1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1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1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1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1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1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2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2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2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2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2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2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2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2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2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2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2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2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2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2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2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2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3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3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3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3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3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3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3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3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3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3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3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3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3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3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3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3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3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3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4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4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4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4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4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4.3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4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4.4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4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4.5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4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4.6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64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4.7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4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4.8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4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4.9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5.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65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5.1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5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5.2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5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5.3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5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5.4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5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5.5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5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5.6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65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5.7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5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5.8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65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5.9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6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6.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6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6.1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6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6.2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6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6.3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66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6.4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6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6.5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6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6.6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6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6.7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6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6.8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6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6.9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67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7.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67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7.1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67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7.2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67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7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7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7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7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7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7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7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7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7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7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7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7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8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8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8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8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8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8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8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8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8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8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8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8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8.9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68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9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9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9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9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9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69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9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9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9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9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9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9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9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9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9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6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69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9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69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69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0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0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0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0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0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0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0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0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0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0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0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0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0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0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0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0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0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1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1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1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1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1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1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1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1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1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1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1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1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1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1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1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1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1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1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2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2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2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2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2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2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2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2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2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2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2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2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2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2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2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2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3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3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3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3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3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3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3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3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3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3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3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3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3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3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3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3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3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3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3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4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4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4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4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4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4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4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4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4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4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4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4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4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4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4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4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4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5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5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5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5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5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5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5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5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5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5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5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5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5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5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5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5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6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6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6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6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6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6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6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6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6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6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6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6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6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6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6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7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7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7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7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7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7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7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7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7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7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7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7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7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7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7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7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7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8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8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8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8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8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8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8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8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8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9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9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9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9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9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9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9.3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79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9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9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9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9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9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9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9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9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79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79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9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0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0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0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0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0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0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0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0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0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0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0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0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0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0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0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0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0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0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1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1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1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1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1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1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1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1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1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1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1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1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1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1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1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1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1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2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2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2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2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2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2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2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2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2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2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2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2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2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2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2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3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3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3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3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3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3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3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3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3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3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3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3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3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3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3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3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3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3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3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4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4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4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4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4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4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4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4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4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4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4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4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4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4.8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84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4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4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5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5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5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5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5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5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5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5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5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5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5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6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6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6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6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6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6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6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6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6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6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6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6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6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6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6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6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7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7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7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7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7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7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7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7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7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7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87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7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7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7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7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7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7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8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8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8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8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8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8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8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8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8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8.6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88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8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8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8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8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8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9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9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9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9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9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9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9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9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9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9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9.5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89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9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9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9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9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9.9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89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0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0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0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0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0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0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0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0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0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0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0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0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0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0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0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0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0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1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1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1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1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1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1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1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1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1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1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1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1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1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1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1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1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1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2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2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2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2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2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2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2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2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2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2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2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2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2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2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2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2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3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3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3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3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3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3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3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3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3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3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3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3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3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3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3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3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3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3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4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4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4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4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4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4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4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4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4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4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4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4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4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4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4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4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4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4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5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5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5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5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5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5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5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5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5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5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5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5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5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5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5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5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5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6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6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6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6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6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6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6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6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6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6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6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6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6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6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6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6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7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7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7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7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7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7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7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7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7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7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7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7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7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7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7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7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7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8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8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8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8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98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8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8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8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198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8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8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8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8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8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8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9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9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9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9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9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9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9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9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9.4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199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9.5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99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9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9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9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9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9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9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9.9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99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0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0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0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0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0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0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0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0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0.5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00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0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0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0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0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0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0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0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1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1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1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1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1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1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1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1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1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2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2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2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2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2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2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2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2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2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2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2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2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2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2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2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2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3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3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3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3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3.2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03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3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3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3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3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3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3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3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3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3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3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3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3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3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3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4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4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4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4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4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4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4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4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4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4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4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4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4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4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4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4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4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4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5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5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5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5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5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5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5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5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5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5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5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5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5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5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5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5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6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6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6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6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6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6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6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6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6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6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6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6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6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6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6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6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6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7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7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7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7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7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7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7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7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7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7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7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7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7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7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7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7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7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8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8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8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8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8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8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8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8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8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8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8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8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8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8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8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8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9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9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9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9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9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9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9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9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9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9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9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9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9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9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0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9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9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9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09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0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0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0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0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0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0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0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0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0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0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0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0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0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0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0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0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0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1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1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1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1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1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1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1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1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1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1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1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1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1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1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1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1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1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1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1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2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2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2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2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2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2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2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2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2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2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2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2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2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2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2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2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3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13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3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3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3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3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3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3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3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3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3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3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3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3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3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3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3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3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3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4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4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4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4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4.3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14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4.4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214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4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4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4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4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4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4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4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4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4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4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5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5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5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5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5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5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5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5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5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5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5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5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5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5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5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5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5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6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6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6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6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6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6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6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6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6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6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6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6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6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6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6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6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6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7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7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7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7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7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7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7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7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7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7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7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7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7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7.8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217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7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7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8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1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8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8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8.2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21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8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8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8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8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8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8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8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8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8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8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8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8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9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9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9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9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9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9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9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9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9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9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9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9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9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9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1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9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9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9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19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0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0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0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0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0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0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0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0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0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0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0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0.7E-3</text:p>
          </table:table-cell>
          <table:table-cell office:value-type="string">
            <text:p><text:s text:c="6"/>3.600</text:p>
          </table:table-cell>
          <table:table-cell office:value-type="string">
            <text:p><text:s text:c="6"/>220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0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0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0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0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1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1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1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1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1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1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1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1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1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1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1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1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1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1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1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1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1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1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2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2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2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2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2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2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2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2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2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2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2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2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2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2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2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2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2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3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3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3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3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3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3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3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3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3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3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3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3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3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3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3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3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3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3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3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4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4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4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4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4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4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4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4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4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4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4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4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4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4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4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4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4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5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5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5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5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5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5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5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5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5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5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5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5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5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5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5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5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5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6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6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6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6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6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6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6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6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6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6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6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6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6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6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6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7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7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7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7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7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7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7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7.5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2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7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7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7.7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27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7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7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7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7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8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8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8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8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8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8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8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8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8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8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8.6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22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8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8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8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8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8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9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9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9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9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9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9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9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9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9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29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9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9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9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9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9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9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9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9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29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0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0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0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0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0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0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0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0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0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0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0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0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0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0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0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0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0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1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1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1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1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1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1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1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1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1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1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1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1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1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1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1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1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1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1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1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2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2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2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2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2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2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2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2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2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2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2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2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2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2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2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2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2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2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3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3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3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3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3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3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3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3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3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3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3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3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3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3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3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3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3.8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3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3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3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4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4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4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4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4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4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4.4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4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4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4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4.6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4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4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4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4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4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4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4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5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5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5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5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5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5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5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5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5.4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235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5.5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5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5.6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35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5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5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5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35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5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5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6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6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6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6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6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6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6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6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6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6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6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6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6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6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6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7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7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7.1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7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7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7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7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7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7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7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7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7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7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7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7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7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7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7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8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8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8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8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8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8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8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8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8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8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8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8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8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8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8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8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9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9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9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9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9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9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9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9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9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9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9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9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9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9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9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9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9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9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9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0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0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0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0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0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0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0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0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0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0.5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0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0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0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0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0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0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0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0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1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1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1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1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1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1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1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1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1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1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1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1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1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1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1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1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1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1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1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1.9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24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2.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242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2.1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2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2.2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2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2.3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242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2.4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2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2.5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2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2.6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2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2.7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2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2.8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2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2.9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3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3.0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243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3.1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3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3.2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3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3.3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3.4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3.4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3.5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3.5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3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3.6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3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3.7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243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3.8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3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3.9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4.0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4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4.1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4.2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4.2E-3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244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4.3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4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4.4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4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4.5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4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4.6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4.7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4.7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4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4.8E-3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244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4.9E-3</text:p>
          </table:table-cell>
          <table:table-cell office:value-type="string">
            <text:p><text:s text:c="6"/>4.880</text:p>
          </table:table-cell>
        </table:table-row>
        <table:table-row table:style-name="ro1">
          <table:table-cell office:value-type="string">
            <text:p><text:s text:c="5"/>245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5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5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5.1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5.2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5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5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5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5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5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5.5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245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5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5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5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5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5.8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5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5.9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5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6.1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6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6.2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6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6.3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6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6.4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6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6.5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6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6.6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6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6.7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6.7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6.8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46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6.9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46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7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7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7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7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7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7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7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7.3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7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7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7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7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7.6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7.6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7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7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7.8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7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7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7.9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8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8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8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8.2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8.3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8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8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8.4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8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8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8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8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8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8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8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8.8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8.9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8.9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9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9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9.1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9.1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9.2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9.2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9.3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9.3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9.4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9.4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9.5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9.5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9.6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9.6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9.7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9.7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9.8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9.8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9.9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49.9E-3</text:p>
          </table:table-cell>
          <table:table-cell office:value-type="string">
            <text:p><text:s text:c="6"/>4.96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22/12/2015</text:date>, <text:time>10.58.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6S</meta:editing-duration>
    <meta:editing-cycles>4</meta:editing-cycles>
    <meta:generator>OpenOffice/4.1.1$Win32 OpenOffice.org_project/411m6$Build-9775</meta:generator>
    <dc:date>2015-12-22T10:58:06.62</dc:date>
    <dc:creator>Gruppo undici</dc:creator>
    <meta:document-statistic meta:table-count="3" meta:cell-count="10004" meta:object-count="0"/>
    <meta:user-defined meta:name="Info 1"/>
    <meta:user-defined meta:name="Info 2"/>
    <meta:user-defined meta:name="Info 3"/>
    <meta:user-defined meta:name="Info 4"/>
  </office:meta>
</office:document-meta>
</file>